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b000" draw:marker-start="" draw:marker-start-width="0.3cm" draw:marker-start-center="false" draw:marker-end="" draw:marker-end-width="0.3cm" draw:marker-end-center="false" draw:fill="solid" draw:fill-color="#00b000" draw:opacity="50%" draw:textarea-horizontal-align="center" draw:textarea-vertical-align="middle" fo:padding-top="0.011cm" fo:padding-bottom="0.011cm" fo:padding-left="0.011cm" fo:padding-right="0.011cm" draw:shadow="hidden" draw:shadow-offset-x="0.3cm" draw:shadow-offset-y="0.3cm" draw:shadow-color="#808080"/>
    </style:style>
    <style:style style:name="gr2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draw:auto-grow-height="false" draw:auto-grow-width="false" fo:padding-top="0.125cm" fo:padding-bottom="0.125cm" fo:padding-left="0.25cm" fo:padding-right="0.25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P1" style:family="paragraph">
      <loext:graphic-properties draw:fill="solid" draw:fill-color="#00b000" draw:opacity="50%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color="#ffffff" style:text-outline="false" style:text-line-through-style="none" style:text-line-through-type="none" style:font-name="Bitstream Vera Sans" fo:font-size="1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drawing>
      <draw:page draw:name="page1" draw:style-name="dp1" draw:master-page-name="Standard">
        <draw:g>
          <draw:g>
            <draw:polygon draw:style-name="gr1" draw:text-style-name="P1" draw:layer="layout" svg:width="3.459cm" svg:height="2.449cm" svg:x="7.415cm" svg:y="15.163cm" svg:viewBox="0 0 3460 2450" draw:points="784,2450 0,1665 1568,1665 1568,555 2122,0 3460,1340 3460,2450">
              <text:p/>
            </draw:polygon>
            <draw:frame draw:name="DescriptionOOoTep" draw:style-name="gr2" draw:text-style-name="P2" draw:layer="layout" svg:width="0.004cm" svg:height="0.004cm" svg:x="7.415cm" svg:y="15.162cm">
              <draw:text-box>
                <text:p/>
              </draw:text-box>
              <svg:desc>@options;
  repereortho(313,263,30,1,1){ 0 , moyen , grisclair , num1 ,i};

@figure;
  var c = 6 { 6 };
  var a = c*racine(2)/(1+2*racine(2)) { 2.21638837510878 };
  var b = c-a { 3.78361162489122 };
  var d = c-2*a { 1.56722324978245 };
  A = point( -2.87 , 1.73 )  { i };
  cerayAa = cerclerayon( A , a )  { i };
  P = pointsur( cerayAa , 180 )  { i };
  r_A = rotation( A , -90 )  { noir };
  P' = image( r_A , P )  { i };
  dP'P = droite( P' , P )  { i };
  I = milieu( P , P' )  { i };
  B = symetrique( A , I )  { i };
  sBP' = segment( B , P' )  { i };
  C = symetrique( I , sBP' )  { i };
  dCP' = droite( C , P' )  { i };
  ceP'A = cercle( P' , A )  { i };
  D1 = intersection( dCP' , ceP'A , 1 )  { i };
  D = intersection( dCP' , ceP'A , 2 )  { i };
  J = milieu( A , D1 )  { i };
  E = symetrique( P' , J )  { i };
  paraEsBP' = parallele( E , sBP' )  { i };
  F = intersection( dP'P , paraEsBP' )  { i };
  paraFdCP' = parallele( F , dCP' )  { i };
  dAP = droite( A , P )  { i };
  G = intersection( dAP , paraFdCP' )  { i };
  polyFGPBCD1E = polygone( F , G , P , B , C , D1 , E  )  { vert , plein50 };

</svg:desc>
            </draw:frame>
          </draw:g>
          <draw:g>
            <draw:circle draw:style-name="gr3" draw:text-style-name="P3" draw:layer="layout" svg:width="0.331cm" svg:height="0.331cm" svg:x="9.549cm" svg:y="16.51cm">
              <text:p/>
            </draw:circl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adornments="Regular" style:font-pitch="variable" style:font-charset="x-symbol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DemiLight" style:font-family-asian="'Noto Sans CJK SC DemiLight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8T23:30:33.682509587</meta:creation-date>
    <dc:date>2019-06-08T23:33:20.320098632</dc:date>
    <meta:editing-duration>PT2M26S</meta:editing-duration>
    <meta:editing-cycles>3</meta:editing-cycles>
    <meta:generator>LibreOffice/5.2.7.2$Linux_X86_64 LibreOffice_project/20m0$Build-2</meta:generator>
    <meta:document-statistic meta:object-count="6"/>
  </office:meta>
</office:document-meta>
</file>